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54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9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0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2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8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1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2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name="P143" style:parent-style-name="Normal" style:family="paragraph">
      <style:paragraph-properties fo:widows="2" fo:orphans="2" style:vertical-align="auto" fo:background-color="#FFFFFF"/>
      <style:text-properties style:font-name="Arial" style:font-name-asian="Times New Roman" style:font-name-complex="Arial" fo:color="#222222" style:letter-kerning="false" fo:font-size="9.5pt" style:font-size-asian="9.5pt" style:font-size-complex="9.5pt" fo:language="es" fo:country="MX" style:language-asian="es" style:country-asian="MX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  <text:p text:style-name="P53"/>
            <text:p text:style-name="P54"/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3</text:p>
            <text:p text:style-name="P62"/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Juarez Lopez Laura Lizbeth</text:p>
          </table:table-cell>
        </table:table-row>
        <table:table-row table:style-name="TableRow70">
          <table:table-cell table:style-name="TableCell71">
            <text:p text:style-name="P72"/>
            <text:p text:style-name="P73">Semestre:</text:p>
          </table:table-cell>
          <table:table-cell table:style-name="TableCell74">
            <text:p text:style-name="P75"/>
            <text:p text:style-name="P76">2018-1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/>
            <text:p text:style-name="P84">29/noviembre/2017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ervaciones:</text:span>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8">#include&lt;stdio.h&gt;</text:p>
      <text:p text:style-name="P99">int main(){</text:p>
      <text:p text:style-name="P100">FILE *archivo;</text:p>
      <text:p text:style-name="P101">archivo = fopen("archivo.txt","r");</text:p>
      <text:p text:style-name="P102">if (archivo != NULL) {</text:p>
      <text:p text:style-name="P103">    printf("El archivo se abrió correctamente.\n");</text:p>
      <text:p text:style-name="P104">    int res = fclose(archivo);</text:p>
      <text:p text:style-name="P105">    printf("fclose = %d\n", res);</text:p>
      <text:p text:style-name="P106">    } else {</text:p>
      <text:p text:style-name="P107">    printf("Error al abrir el archivo.\n");</text:p>
      <text:p text:style-name="P108">    printf("El archivo no existe o no se tienen permisos de lectura.\n");</text:p>
      <text:p text:style-name="P109"> }</text:p>
      <text:p text:style-name="P110"/>
      <text:p text:style-name="P111"> return 0;</text:p>
      <text:p text:style-name="P112">}</text:p>
      <text:p text:style-name="Standard"/>
      <text:p text:style-name="Standard"/>
      <text:p text:style-name="Standard">Intent 1, no abrio los vectores</text:p>
      <text:p text:style-name="Standard"/>
      <text:p text:style-name="Standard"/>
      <text:p text:style-name="Standard"/>
      <text:p text:style-name="Standard"/>
      <text:p text:style-name="P113">include&lt;stdio.h&gt;</text:p>
      <text:p text:style-name="P114"/>
      <text:p text:style-name="P115">#include&lt;conio.h&gt; </text:p>
      <text:p text:style-name="P116"/>
      <text:p text:style-name="P117"/>
      <text:p text:style-name="P118">int main (){</text:p>
      <text:p text:style-name="P119"/>
      <text:p text:style-name="P120"/>
      <text:p text:style-name="P121">FILE *archivo;</text:p>
      <text:p text:style-name="P122"/>
      <text:p text:style-name="P123">char caracteres [3];</text:p>
      <text:p text:style-name="P124"/>
      <text:p text:style-name="P125">archivo =fopen ("vec.txt", "r");</text:p>
      <text:p text:style-name="P126"/>
      <text:p text:style-name="P127">if (archivo != NULL){</text:p>
      <text:p text:style-name="P128"/>
      <text:p text:style-name="P129">printf("El archivo se abri\242 correctamente\n\n");</text:p>
      <text:p text:style-name="P130"/>
      <text:p text:style-name="P131">printf("\nContenido del archivo:\n\n");</text:p>
      <text:p text:style-name="P132"/>
      <text:p text:style-name="P133">while (feof (archivo)==0){</text:p>
      <text:p text:style-name="P134"/>
      <text:p text:style-name="P135">fgets (caracteres, 3, archivo);</text:p>
      <text:p text:style-name="P136"/>
      <text:p text:style-name="P137">printf ("%s", caracteres);}</text:p>
      <text:p text:style-name="P138"/>
      <text:p text:style-name="P139">fclose (archivo);}</text:p>
      <text:p text:style-name="P140"/>
      <text:p text:style-name="P141">getch();</text:p>
      <text:p text:style-name="P142"/>
      <text:p text:style-name="P143">return 0;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duardo Juarez</dc:creator>
    <meta:creation-date>2017-11-29T04:20:00Z</meta:creation-date>
    <dc:date>2017-11-29T04:20:00Z</dc:date>
    <meta:template xlink:href="Normal" xlink:type="simple"/>
    <meta:editing-cycles>2</meta:editing-cycles>
    <meta:editing-duration>PT0S</meta:editing-duration>
    <meta:document-statistic meta:page-count="2" meta:paragraph-count="2" meta:word-count="185" meta:character-count="1205" meta:row-count="8" meta:non-whitespace-character-count="1022"/>
  </office:meta>
</office:document-meta>
</file>